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5" style:family="table-column">
      <style:table-column-properties fo:break-before="auto" style:column-width="8.71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78.92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1.53mm"/>
    </style:style>
    <style:style style:name="co37" style:family="table-column">
      <style:table-column-properties fo:break-before="auto" style:column-width="40.43mm"/>
    </style:style>
    <style:style style:name="co38" style:family="table-column">
      <style:table-column-properties fo:break-before="auto" style:column-width="33.58mm"/>
    </style:style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ro8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PageStyle_5f_Débit_20_bois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29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9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0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317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4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6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77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3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3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6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9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2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44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9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4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3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3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4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5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6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9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0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4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5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7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8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9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0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1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2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4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9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0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1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2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3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04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5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6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8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9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10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2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305"/>
        <table:table-column table:style-name="co2" table:default-cell-style-name="ce309"/>
        <table:table-column table:style-name="co3" table:default-cell-style-name="ce305"/>
        <table:table-column table:style-name="co4" table:default-cell-style-name="ce309"/>
        <table:table-column table:style-name="co5" table:default-cell-style-name="ce305"/>
        <table:table-column table:style-name="co6" table:default-cell-style-name="ce309"/>
        <table:table-column table:style-name="co7" table:default-cell-style-name="ce305"/>
        <table:table-column table:style-name="co8" table:default-cell-style-name="ce305"/>
        <table:table-column table:style-name="co9" table:default-cell-style-name="ce305"/>
        <table:table-column table:style-name="co10" table:default-cell-style-name="ce305"/>
        <table:table-column table:style-name="co11" table:default-cell-style-name="ce305"/>
        <table:table-column table:style-name="co12" table:default-cell-style-name="ce305"/>
        <table:table-column table:style-name="co13" table:default-cell-style-name="ce305"/>
        <table:table-column table:style-name="co14" table:default-cell-style-name="ce305"/>
        <table:table-column table:style-name="co15" table:default-cell-style-name="ce305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20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number-columns-repeated="1001" table:default-cell-style-name="ce305"/>
        <table:table-column table:style-name="co23" table:default-cell-style-name="Default"/>
        <table:table-row table:style-name="ro1">
          <table:table-cell table:style-name="ce295" table:number-columns-spanned="13" table:number-rows-spanned="1"/>
          <table:covered-table-cell table:style-name="ce306"/>
          <table:covered-table-cell table:style-name="ce295"/>
          <table:covered-table-cell table:style-name="ce311"/>
          <table:covered-table-cell table:style-name="ce295"/>
          <table:covered-table-cell table:style-name="ce311"/>
          <table:covered-table-cell table:style-name="ce295"/>
          <table:covered-table-cell table:style-name="ce317"/>
          <table:covered-table-cell table:number-columns-repeated="5" table:style-name="ce295"/>
          <table:table-cell table:number-columns-repeated="6"/>
          <table:table-cell table:style-name="ce337"/>
          <table:table-cell table:style-name="ce342"/>
          <table:table-cell table:number-columns-repeated="1003"/>
        </table:table-row>
        <table:table-row table:style-name="ro2">
          <table:table-cell table:style-name="ce296" office:value-type="string" calcext:value-type="string" table:number-columns-spanned="1" table:number-rows-spanned="3">
            <text:p>LOCALISATION</text:p>
          </table:table-cell>
          <table:table-cell table:style-name="ce297" office:value-type="string" calcext:value-type="string" table:number-columns-spanned="1" table:number-rows-spanned="3">
            <text:p>Désignation</text:p>
          </table:table-cell>
          <table:table-cell table:style-name="ce297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297"/>
          <table:table-cell table:style-name="ce319" office:value-type="string" calcext:value-type="string" table:number-columns-spanned="1" table:number-rows-spanned="3">
            <text:p>Reporté dans débit scierie</text:p>
          </table:table-cell>
          <table:table-cell table:style-name="ce297" office:value-type="string" calcext:value-type="string" table:number-columns-spanned="1" table:number-rows-spanned="3">
            <text:p>Remarque</text:p>
          </table:table-cell>
          <table:table-cell table:style-name="ce328" office:value-type="string" calcext:value-type="string" table:number-columns-spanned="1" table:number-rows-spanned="3">
            <text:p>Modifié dans les plans</text:p>
          </table:table-cell>
          <table:table-cell table:style-name="ce329" table:number-columns-repeated="2"/>
          <table:table-cell table:style-name="ce332"/>
          <table:table-cell table:style-name="ce336" table:number-columns-repeated="2"/>
          <table:table-cell table:style-name="ce338" table:number-columns-repeated="3"/>
          <table:table-cell table:number-columns-repeated="1002"/>
        </table:table-row>
        <table:table-row table:style-name="ro3">
          <table:covered-table-cell table:number-columns-repeated="2" table:style-name="ce297"/>
          <table:table-cell table:style-name="ce297" office:value-type="string" calcext:value-type="string" table:number-columns-spanned="1" table:number-rows-spanned="2">
            <text:p>Sections</text:p>
          </table:table-cell>
          <table:table-cell table:style-name="ce297" office:value-type="string" calcext:value-type="string" table:number-columns-spanned="2" table:number-rows-spanned="1">
            <text:p>Qtité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Nbre</text:p>
          </table:table-cell>
          <table:covered-table-cell table:style-name="ce297"/>
          <table:table-cell table:style-name="ce297" office:value-type="string" calcext:value-type="string">
            <text:p>Total</text:p>
          </table:table-cell>
          <table:table-cell table:style-name="ce297" office:value-type="string" calcext:value-type="string">
            <text:p>U</text:p>
          </table:table-cell>
          <table:table-cell table:style-name="ce297" office:value-type="string" calcext:value-type="string">
            <text:p>Coût U.</text:p>
          </table:table-cell>
          <table:table-cell table:style-name="ce297" office:value-type="string" calcext:value-type="string">
            <text:p>Total HT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36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covered-table-cell table:style-name="ce297"/>
          <table:covered-table-cell table:number-columns-repeated="2" table:style-name="ce307"/>
          <table:table-cell table:style-name="ce297" office:value-type="string" calcext:value-type="string" table:number-columns-spanned="2" table:number-rows-spanned="1">
            <text:p>A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B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A*B=C</text:p>
          </table:table-cell>
          <table:covered-table-cell table:style-name="ce297"/>
          <table:table-cell table:style-name="ce297" office:value-type="string" calcext:value-type="string">
            <text:p>D</text:p>
          </table:table-cell>
          <table:table-cell table:style-name="ce297" office:value-type="string" calcext:value-type="string">
            <text:p>C*D=E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29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AISON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ur Sud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7]*[.F7]" office:value-type="float" office:value="16.5" calcext:value-type="float">
            <text:p>16,5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65" calcext:value-type="float">
            <text:p>7,65</text:p>
          </table:table-cell>
          <table:table-cell table:style-name="ce299" table:formula="of:=[.H7]*[.J7]" office:value-type="float" office:value="126.225" calcext:value-type="float">
            <text:p>126,225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8]*[.F8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8]*[.J8]" office:value-type="float" office:value="73.4" calcext:value-type="float">
            <text:p>73,4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9]*[.F9]" office:value-type="float" office:value="18" calcext:value-type="float">
            <text:p>18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9]*[.J9]" office:value-type="float" office:value="132.12" calcext:value-type="float">
            <text:p>132,12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0]*[.F10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10]*[.J10]" office:value-type="float" office:value="29.36" calcext:value-type="float">
            <text:p>29,36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1]*[.J11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2]*[.F12]" office:value-type="float" office:value="12" calcext:value-type="float">
            <text:p>12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2]*[.J1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3]*[.F13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3]*[.J1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4]*[.J1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Ossature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75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5]*[.F15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5]*[.J1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6]*[.J1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0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7]*[.F17]" office:value-type="float" office:value="24" calcext:value-type="float">
            <text:p>2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7]*[.J1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8]*[.F18]" office:value-type="float" office:value="33" calcext:value-type="float">
            <text:p>3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8]*[.J1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9]*[.F19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9]*[.J1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table:formula="of:=3+2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0]*[.F20]" office:value-type="float" office:value="22.5" calcext:value-type="float">
            <text:p>22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0]*[.J2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2 pour jonction de panneaux l&gt;4.5m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7" calcext:value-type="float">
            <text:p>17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1]*[.F21]" office:value-type="float" office:value="59.5" calcext:value-type="float">
            <text:p>59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1]*[.J2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2]*[.J2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charpe de contreventement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3]*[.F23]" office:value-type="float" office:value="50" calcext:value-type="float">
            <text:p>5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3]*[.J2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4]*[.J2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5]*[.F25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5]*[.J2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6]*[.F26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6]*[.J26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7]*[.F27]" office:value-type="float" office:value="9" calcext:value-type="float">
            <text:p>9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7]*[.J2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8]*[.J2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9]*[.F29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9]*[.J2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0]*[.F30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0]*[.J3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1]*[.F31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1]*[.J3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2]*[.F32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2]*[.J3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3]*[.J3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4]*[.F34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4]*[.J3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5]*[.F35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5]*[.J3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6]*[.J3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rs PP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37]*[.J3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6+1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8]*[.F38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8]*[.J3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4+1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9]*[.F39]" office:value-type="float" office:value="27.5" calcext:value-type="float">
            <text:p>27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9]*[.J3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1+3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0]*[.F40]" office:value-type="float" office:value="20" calcext:value-type="float">
            <text:p>20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0]*[.J4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3 pour entretoise</text:p>
          </table:table-cell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1]*[.F41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1]*[.J4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2]*[.J4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3]*[.F43]" office:value-type="float" office:value="6.5" calcext:value-type="float">
            <text:p>6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3]*[.J4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OK à l'origine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/>
          <table:table-cell table:style-name="ce310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4]*[.J4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 office:value-type="string" calcext:value-type="string">
            <text:p>OSB4</text:p>
          </table:table-cell>
          <table:table-cell table:style-name="ce310" office:value-type="string" calcext:value-type="string">
            <text:p>2800x1196</text:p>
          </table:table-cell>
          <table:table-cell table:style-name="ce308" office:value-type="float" office:value="15" calcext:value-type="float">
            <text:p>15</text:p>
          </table:table-cell>
          <table:table-cell table:style-name="ce310" office:value-type="string" calcext:value-type="string">
            <text:p>mm</text:p>
          </table:table-cell>
          <table:table-cell table:style-name="ce308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F45]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5]*[.J4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6]*[.J4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4" calcext:value-type="float">
            <text:p>1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7]*[.F47]" office:value-type="float" office:value="84" calcext:value-type="float">
            <text:p>8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7]*[.J4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6ml = 2 montants moisés = 1 Précadr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8]*[.J4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9]*[.F49]" office:value-type="float" office:value="39" calcext:value-type="float">
            <text:p>39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9]*[.J4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0]*[.F50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0]*[.J5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9" calcext:value-type="float">
            <text:p>9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1]*[.F51]" office:value-type="float" office:value="49.5" calcext:value-type="float">
            <text:p>49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1]*[.J5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2]*[.F52]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2]*[.J5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3]*[.F53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3]*[.J5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4]*[.J5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4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55]*[.J5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6]*[.J5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SIQUE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57]*[.J5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8]*[.F58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8]*[.J5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9]*[.F59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9]*[.J5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0]*[.F60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0]*[.J6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2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1]*[.F61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1]*[.J6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2]*[.F62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2]*[.J6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3]*[.J63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4]*[.J6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5]*[.J6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office:value-type="string" calcext:value-type="string">
            <text:p>OK à l'origine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6]*[.J6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OSB 4</text:p>
          </table:table-cell>
          <table:table-cell table:style-name="ce299" office:value-type="string" calcext:value-type="string">
            <text:p>2800x1196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7]*[.J6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8]*[.J6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69]*[.F69]" office:value-type="float" office:value="36" calcext:value-type="float">
            <text:p>3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69]*[.J6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0]*[.J70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1]*[.F71]" office:value-type="float" office:value="26" calcext:value-type="float">
            <text:p>2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1]*[.J7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2]*[.F72]" office:value-type="float" office:value="24" calcext:value-type="float">
            <text:p>2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2]*[.J7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3]*[.F73]" office:value-type="float" office:value="22" calcext:value-type="float">
            <text:p>2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3]*[.J7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4]*[.F74]" office:value-type="float" office:value="15" calcext:value-type="float">
            <text:p>1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4]*[.J7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5]*[.F75]" office:value-type="float" office:value="13.5" calcext:value-type="float">
            <text:p>13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5]*[.J7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6]*[.J7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5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77]*[.J7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8]*[.J7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301"/>
          <table:covered-table-cell table:style-name="ce313"/>
          <table:covered-table-cell table:style-name="ce315"/>
          <table:covered-table-cell table:style-name="ce313"/>
          <table:covered-table-cell table:style-name="ce315"/>
          <table:covered-table-cell table:style-name="ce301"/>
          <table:covered-table-cell table:style-name="ce315"/>
          <table:covered-table-cell table:style-name="ce301"/>
          <table:covered-table-cell table:style-name="ce299" table:formula="of:=[.H79]*[.J79]" office:value-type="float" office:value="0" calcext:value-type="float">
            <text:p>0</text:p>
          </table:covered-table-cell>
          <table:covered-table-cell table:style-name="ce301"/>
          <table:covered-table-cell table:style-name="ce325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150x50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36" calcext:value-type="float">
            <text:p>3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0]*[.F80]" office:value-type="float" office:value="108" calcext:value-type="float">
            <text:p>10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0]*[.J80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solivage carport (2x2.60m * 16)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 office:value-type="string" calcext:value-type="string">
            <text:p>Angles de Précompression</text:p>
          </table:table-cell>
          <table:table-cell table:style-name="ce299" office:value-type="string" calcext:value-type="string">
            <text:p>Angle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2" calcext:value-type="float">
            <text:p>12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1]*[.F81]" office:value-type="float" office:value="36" calcext:value-type="float">
            <text:p>36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1]*[.J81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/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6" calcext:value-type="float">
            <text:p>1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2]*[.F82]" office:value-type="float" office:value="48" calcext:value-type="float">
            <text:p>4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2]*[.J82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301" office:value-type="string" calcext:value-type="string" table:number-columns-spanned="13" table:number-rows-spanned="1">
            <text:p>SAS</text:p>
          </table:table-cell>
          <table:covered-table-cell table:number-columns-repeated="4" table:style-name="ce304"/>
          <table:covered-table-cell table:style-name="ce301"/>
          <table:covered-table-cell table:number-columns-repeated="6"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table:number-columns-repeated="11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3" table:number-columns-repeated="12"/>
          <table:table-cell table:style-name="ce326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304" table:number-columns-repeated="5"/>
          <table:table-cell table:style-name="ce304" table:formula="of:=SUM([.F7:.F84])" office:value-type="float" office:value="257" calcext:value-type="float">
            <text:p>257</text:p>
          </table:table-cell>
          <table:table-cell table:style-name="ce304"/>
          <table:table-cell table:style-name="ce304" table:formula="of:=SUM([.H7:.H84])" office:value-type="float" office:value="1062.5" calcext:value-type="float">
            <text:p>1062,5</text:p>
          </table:table-cell>
          <table:table-cell table:style-name="ce304" table:number-columns-repeated="3"/>
          <table:table-cell table:style-name="ce320"/>
          <table:table-cell table:style-name="ce327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default-cell-style-name="ce59"/>
        <table:table-column table:style-name="co30" table:default-cell-style-name="ce59"/>
        <table:table-column table:style-name="co28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013" table:default-cell-style-name="Default"/>
        <table:table-row table:style-name="ro8">
          <table:table-cell table:style-name="ce52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2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2"/>
          <table:covered-table-cell table:number-columns-repeated="7" table:style-name="ce24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2"/>
          <table:covered-table-cell table:style-name="ce64"/>
          <table:table-cell table:style-name="ce11"/>
          <table:table-cell table:number-columns-repeated="1012"/>
        </table:table-row>
        <table:table-row table:style-name="ro9">
          <table:covered-table-cell table:style-name="ce55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3" office:value-type="string" calcext:value-type="string" table:number-columns-spanned="2" table:number-rows-spanned="1">
            <text:p>Quantité</text:p>
          </table:table-cell>
          <table:covered-table-cell table:style-name="ce6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8"/>
          <table:table-cell table:style-name="ce59" table:number-columns-repeated="1012"/>
        </table:table-row>
        <table:table-row table:style-name="ro6">
          <table:table-cell table:style-name="ce55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45x45</text:p>
          </table:table-cell>
          <table:table-cell table:style-name="ce60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0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50x50</text:p>
          </table:table-cell>
          <table:table-cell table:style-name="ce60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7" table:number-columns-repeated="11"/>
          <table:table-cell table:number-columns-repeated="1013"/>
        </table:table-row>
        <table:table-row table:style-name="ro12">
          <table:table-cell table:style-name="ce58" table:number-columns-repeated="5"/>
          <table:table-cell table:style-name="ce58" table:formula="of:=SUM([.F12:.F47])" office:value-type="float" office:value="224" calcext:value-type="float">
            <text:p>224</text:p>
          </table:table-cell>
          <table:table-cell table:style-name="ce58"/>
          <table:table-cell table:style-name="ce58" table:formula="of:=SUM([.H12:.H47])" office:value-type="float" office:value="1029.5" calcext:value-type="float">
            <text:p>1029,5</text:p>
          </table:table-cell>
          <table:table-cell table:style-name="ce58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4" table:default-cell-style-name="ce71"/>
        <table:table-column table:style-name="co35" table:default-cell-style-name="ce71"/>
        <table:table-column table:style-name="co36" table:default-cell-style-name="ce100"/>
        <table:table-column table:style-name="co37" table:default-cell-style-name="ce129"/>
        <table:table-column table:style-name="co35" table:default-cell-style-name="ce144"/>
        <table:table-column table:style-name="co35" table:default-cell-style-name="ce139"/>
        <table:table-column table:style-name="co35" table:default-cell-style-name="ce143"/>
        <table:table-column table:style-name="co35" table:default-cell-style-name="ce139"/>
        <table:table-column table:style-name="co35" table:default-cell-style-name="ce180"/>
        <table:table-column table:style-name="co35" table:default-cell-style-name="ce139"/>
        <table:table-column table:style-name="co35" table:default-cell-style-name="ce194"/>
        <table:table-column table:style-name="co38" table:default-cell-style-name="ce193"/>
        <table:table-column table:style-name="co35" table:default-cell-style-name="ce161"/>
        <table:table-row table:style-name="ro6">
          <table:table-cell table:style-name="ce69" office:value-type="string" calcext:value-type="string">
            <text:p>OSSATURE</text:p>
          </table:table-cell>
          <table:table-cell table:style-name="ce69"/>
          <table:table-cell table:style-name="ce99" office:value-type="string" calcext:value-type="string">
            <text:p>Lisses basses</text:p>
          </table:table-cell>
          <table:table-cell table:style-name="ce128" office:value-type="string" calcext:value-type="string">
            <text:p>45/220</text:p>
          </table:table-cell>
          <table:table-cell table:style-name="ce142"/>
          <table:table-cell table:style-name="ce158"/>
          <table:table-cell table:style-name="ce142"/>
          <table:table-cell table:style-name="ce174"/>
          <table:table-cell table:style-name="ce178" office:value-type="float" office:value="69" calcext:value-type="float">
            <text:p>69,00</text:p>
          </table:table-cell>
          <table:table-cell table:style-name="ce174"/>
          <table:table-cell table:style-name="ce192" table:number-columns-repeated="2"/>
          <table:table-cell table:style-name="ce215"/>
        </table:table-row>
        <table:table-row table:style-name="ro6">
          <table:table-cell table:style-name="ce70" office:value-type="string" calcext:value-type="string">
            <text:p>Principale</text:p>
          </table:table-cell>
          <table:table-cell table:style-name="ce70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138" calcext:value-type="float">
            <text:p>13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288" calcext:value-type="float">
            <text:p>28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0" office:value-type="string" calcext:value-type="string">
            <text:p>45/220</text:p>
          </table:table-cell>
          <table:table-cell/>
          <table:table-cell table:style-name="ce159"/>
          <table:table-cell table:style-name="ce144"/>
          <table:table-cell table:style-name="ce159"/>
          <table:table-cell table:style-name="ce179" office:value-type="float" office:value="69" calcext:value-type="float">
            <text:p>6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:.I4])" office:value-type="float" office:value="564" calcext:value-type="float">
            <text:p>564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5]*[Feuille3.K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03" office:value-type="string" calcext:value-type="string">
            <text:p>u</text:p>
          </table:table-cell>
          <table:table-cell table:style-name="ce179" table:formula="of:=[Feuille3.E6]*[Feuille3.G6]" office:value-type="float" office:value="86" calcext:value-type="float">
            <text:p>86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/>
          <table:table-cell table:style-name="ce131"/>
          <table:table-cell table:number-columns-repeated="2"/>
          <table:table-cell table:style-name="ce152"/>
          <table:table-cell table:style-name="ce103"/>
          <table:table-cell table:style-name="ce179"/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1" office:value-type="string" calcext:value-type="string">
            <text:p>Echarpes de structure 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0"/>
          <table:table-cell table:style-name="ce152" office:value-type="float" office:value="3" calcext:value-type="float">
            <text:p>3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8]*[Feuille3.G8]" office:value-type="float" office:value="54" calcext:value-type="float">
            <text:p>54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1" office:value-type="string" calcext:value-type="string">
            <text:p>Bandeaux <text:s text:c="24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9]*[Feuille3.G9]" office:value-type="float" office:value="43" calcext:value-type="float">
            <text:p>4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1"/>
          <table:table-cell table:style-name="ce131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10]*[Feuille3.G10]" office:value-type="float" office:value="28" calcext:value-type="float">
            <text:p>28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6:.I10])" office:value-type="float" office:value="211" calcext:value-type="float">
            <text:p>211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1]*[Feuille3.K1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61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3">
          <table:table-cell table:style-name="ce72" office:value-type="string" calcext:value-type="string">
            <text:p>Refend At./</text:p>
          </table:table-cell>
          <table:table-cell table:style-name="ce72"/>
          <table:table-cell table:style-name="ce10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13]*[Feuille3.G13]" office:value-type="float" office:value="54.943" calcext:value-type="float">
            <text:p>54,94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13]" office:value-type="float" office:value="54.943" calcext:value-type="float">
            <text:p>54,94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]*[Feuille3.K1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6]*[Feuille3.G16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7]*[Feuille3.G17]" office:value-type="float" office:value="14" calcext:value-type="float">
            <text:p>1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8]*[Feuille3.G18]" office:value-type="float" office:value="37.5" calcext:value-type="float">
            <text:p>37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9]*[Feuille3.G19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6:.I19])" office:value-type="float" office:value="65.5" calcext:value-type="float">
            <text:p>65,5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0]*[Feuille3.K2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4">
          <table:table-cell table:style-name="ce72" table:number-columns-repeated="2"/>
          <table:table-cell table:style-name="ce102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59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/>
          <table:table-cell table:style-name="ce179" table:formula="of:=[Feuille3.E22]*[Feuille3.G22]" office:value-type="float" office:value="55.11" calcext:value-type="float">
            <text:p>55,11</text:p>
          </table:table-cell>
          <table:table-cell table:style-name="ce159"/>
          <table:table-cell table:style-name="ce193"/>
          <table:table-cell table:style-name="ce194"/>
          <table:table-cell table:style-name="ce216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22]" office:value-type="float" office:value="55.11" calcext:value-type="float">
            <text:p>55,1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3]*[Feuille3.K2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3" table:number-columns-repeated="2"/>
          <table:table-cell table:style-name="ce102"/>
          <table:table-cell table:number-columns-repeated="2"/>
          <table:table-cell table:style-name="ce159"/>
          <table:table-cell table:style-name="ce144"/>
          <table:table-cell table:style-name="ce159"/>
          <table:table-cell table:style-name="ce179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5]*[Feuille3.G25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6]*[Feuille3.G26]" office:value-type="float" office:value="18" calcext:value-type="float">
            <text:p>18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8" calcext:value-type="float">
            <text:p>18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7]*[Feuille3.G27]" office:value-type="float" office:value="54" calcext:value-type="float">
            <text:p>5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8]*[Feuille3.G28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25:.I28])" office:value-type="float" office:value="90" calcext:value-type="float">
            <text:p>9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9]*[Feuille3.K29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15">
          <table:table-cell table:style-name="ce74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4"/>
          <table:table-cell table:style-name="ce103" office:value-type="string" calcext:value-type="string">
            <text:p><text:span text:style-name="T3">Fermacell</text:span><text:span text:style-name="T4"> côté Atel.</text:span></text:p>
          </table:table-cell>
          <table:table-cell table:style-name="ce132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59" office:value-type="string" calcext:value-type="string">
            <text:p>ml</text:p>
          </table:table-cell>
          <table:table-cell table:style-name="ce144" office:value-type="float" office:value="3" calcext:value-type="float">
            <text:p>3,00</text:p>
          </table:table-cell>
          <table:table-cell table:style-name="ce159" office:value-type="string" calcext:value-type="string">
            <text:p>ht</text:p>
          </table:table-cell>
          <table:table-cell table:style-name="ce179" table:formula="of:=[Feuille3.E31]*[Feuille3.G31]" office:value-type="float" office:value="25.5" calcext:value-type="float">
            <text:p>25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covered-table-cell table:style-name="ce74"/>
          <table:table-cell table:style-name="ce74"/>
          <table:table-cell/>
          <table:covered-table-cell table:style-name="ce132"/>
          <table:table-cell/>
          <table:table-cell table:style-name="ce162"/>
          <table:table-cell table:style-name="ce144"/>
          <table:table-cell/>
          <table:table-cell table:style-name="ce161"/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33]*[Feuille3.K3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2">
            <text:p>PLANCHER D'ETAGE</text:p>
          </table:table-cell>
          <table:table-cell table:style-name="ce75"/>
          <table:table-cell table:style-name="ce104"/>
          <table:table-cell table:style-name="ce131"/>
          <table:table-cell table:number-columns-repeated="6"/>
          <table:table-cell table:style-name="ce193"/>
          <table:table-cell/>
          <table:table-cell table:style-name="ce216"/>
        </table:table-row>
        <table:table-row table:style-name="ro6">
          <table:covered-table-cell table:style-name="ce75"/>
          <table:table-cell table:style-name="ce75"/>
          <table:table-cell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3"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1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1"/>
          <table:table-cell table:number-columns-repeated="2"/>
          <table:table-cell table:style-name="ce152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39]*[Feuille3.K39]" office:value-type="float" office:value="0" calcext:value-type="float">
            <text:p>0,00 €</text:p>
          </table:table-cell>
          <table:table-cell table:style-name="ce217"/>
        </table:table-row>
        <table:table-row table:style-name="ro13">
          <table:table-cell table:style-name="ce76" office:value-type="string" calcext:value-type="string">
            <text:p>MURALLIERES</text:p>
          </table:table-cell>
          <table:table-cell table:style-name="ce76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/>
          <table:table-cell table:style-name="ce216"/>
        </table:table-row>
        <table:table-row table:style-name="ro6">
          <table:table-cell table:style-name="ce77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41]*[Feuille3.K4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3"/>
          <table:table-cell table:style-name="ce133"/>
          <table:table-cell table:number-columns-repeated="2"/>
          <table:table-cell table:style-name="ce152"/>
          <table:table-cell table:number-columns-repeated="3"/>
          <table:table-cell table:style-name="ce193"/>
          <table:table-cell/>
          <table:table-cell table:style-name="ce216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5" office:value-type="string" calcext:value-type="string">
            <text:p>Solives</text:p>
          </table:table-cell>
          <table:table-cell table:style-name="ce131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1" calcext:value-type="float">
            <text:p>1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3]*[Feuille3.G43]" office:value-type="float" office:value="38.5" calcext:value-type="float">
            <text:p>38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6"/>
          <table:table-cell/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4]*[Feuille3.G44]" office:value-type="float" office:value="21" calcext:value-type="float">
            <text:p>21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table:style-name="ce104"/>
          <table:table-cell/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7" calcext:value-type="float">
            <text:p>7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5]*[Feuille3.G45]" office:value-type="float" office:value="17.5" calcext:value-type="float">
            <text:p>17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70"/>
          <table:table-cell table:style-name="ce175"/>
          <table:table-cell table:formula="of:=SUM([Feuille3.I43:.I45])" office:value-type="float" office:value="77" calcext:value-type="float">
            <text:p>77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46]*[Feuille3.K46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8" office:value-type="string" calcext:value-type="string">
            <text:p>PREAU</text:p>
          </table:table-cell>
          <table:table-cell table:style-name="ce78"/>
          <table:table-cell table:style-name="ce107"/>
          <table:table-cell table:number-columns-repeated="5"/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TEAUX</text:p>
          </table:table-cell>
          <table:table-cell table:style-name="ce79"/>
          <table:table-cell table:style-name="ce107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3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3]*[Feuille3.G53]" office:value-type="float" office:value="5" calcext:value-type="float">
            <text:p>5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3"/>
          <table:table-cell table:style-name="ce83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4]*[Feuille3.G54]" office:value-type="float" office:value="3" calcext:value-type="float">
            <text:p>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3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0" office:value-type="string" calcext:value-type="string">
            <text:p>PANNES</text:p>
          </table:table-cell>
          <table:table-cell table:style-name="ce80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52"/>
          <table:table-cell table:style-name="ce159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CHARPENTE</text:p>
          </table:table-cell>
          <table:table-cell table:style-name="ce70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Support poutres I </text:p>
          </table:table-cell>
          <table:table-cell table:style-name="ce70"/>
          <table:table-cell table:style-name="ce104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0" table:number-columns-repeated="2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UTRE EN I</text:p>
          </table:table-cell>
          <table:table-cell table:style-name="ce79"/>
          <table:table-cell table:style-name="ce107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7"/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4"/>
          <table:table-cell/>
        </table:table-row>
        <table:table-row table:style-name="ro6">
          <table:table-cell table:number-columns-repeated="2"/>
          <table:table-cell table:style-name="ce108" office:value-type="string" calcext:value-type="string">
            <text:p>Chevrons rabotés</text:p>
          </table:table-cell>
          <table:table-cell table:style-name="ce83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OSB Ame</text:p>
          </table:table-cell>
          <table:table-cell table:style-name="ce83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style-name="ce145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Goussets ep. 15 mm</text:p>
          </table:table-cell>
          <table:table-cell table:style-name="ce83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2" table:number-columns-repeated="2"/>
          <table:table-cell table:style-name="ce110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76]*[Feuille3.G76]" office:value-type="float" office:value="95.3069" calcext:value-type="float">
            <text:p>95,31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76]" office:value-type="float" office:value="95.3069" calcext:value-type="float">
            <text:p>95,3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71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DALLES TOITURE</text:p>
          </table:table-cell>
          <table:table-cell table:style-name="ce79"/>
          <table:table-cell table:style-name="ce109" office:value-type="string" calcext:value-type="string">
            <text:p>DFP <text:s/>ou Agepan</text:p>
          </table:table-cell>
          <table:table-cell table:style-name="ce83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1" office:value-type="string" calcext:value-type="string" table:number-columns-spanned="1" table:number-rows-spanned="2">
            <text:p>Tps de fabric. De poutre en I</text:p>
          </table:table-cell>
          <table:table-cell table:style-name="ce81"/>
          <table:table-cell table:style-name="ce109" office:value-type="string" calcext:value-type="string">
            <text:p>OSB pr âmes</text:p>
          </table:table-cell>
          <table:table-cell table:style-name="ce83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covered-table-cell table:style-name="ce81"/>
          <table:table-cell table:style-name="ce81"/>
          <table:table-cell table:style-name="ce111" office:value-type="string" calcext:value-type="string">
            <text:p>Poutre</text:p>
          </table:table-cell>
          <table:table-cell table:style-name="ce84"/>
          <table:table-cell/>
          <table:table-cell table:style-name="ce141"/>
          <table:table-cell table:formula="of:=[Feuille3.G68]" office:value-type="float" office:value="26" calcext:value-type="float">
            <text:p>26</text:p>
          </table:table-cell>
          <table:table-cell table:style-name="ce141" office:value-type="string" calcext:value-type="string">
            <text:p>u</text:p>
          </table:table-cell>
          <table:table-cell/>
          <table:table-cell table:style-name="ce141"/>
          <table:table-cell table:style-name="ce196" table:number-columns-repeated="2"/>
          <table:table-cell table:style-name="ce213"/>
        </table:table-row>
        <table:table-row table:style-name="ro6">
          <table:table-cell table:style-name="ce82" table:number-columns-repeated="2"/>
          <table:table-cell table:style-name="ce112"/>
          <table:table-cell table:style-name="ce82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97" table:number-columns-repeated="2"/>
          <table:table-cell/>
        </table:table-row>
        <table:table-row table:style-name="ro6" table:number-rows-repeated="2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34"/>
          <table:table-cell table:style-name="ce41"/>
          <table:table-cell table:style-name="ce34"/>
          <table:table-cell table:style-name="ce41" table:number-columns-repeated="3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4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3"/>
          <table:covered-table-cell table:style-name="ce187"/>
          <table:table-cell table:style-name="ce199"/>
          <table:table-cell table:style-name="ce210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61"/>
          <table:table-cell table:style-name="ce197"/>
          <table:table-cell/>
        </table:table-row>
        <table:table-row table:style-name="ro6" table:number-rows-repeated="9">
          <table:table-cell table:style-name="ce83" table:number-columns-repeated="2"/>
          <table:table-cell table:style-name="ce113"/>
          <table:table-cell table:style-name="ce83"/>
          <table:table-cell table:style-name="ce149"/>
          <table:table-cell table:style-name="ce164"/>
          <table:table-cell table:style-name="ce172"/>
          <table:table-cell table:style-name="ce164" table:number-columns-repeated="3"/>
          <table:table-cell table:style-name="ce161"/>
          <table:table-cell table:style-name="ce211"/>
          <table:table-cell/>
        </table:table-row>
        <table:table-row table:style-name="ro6">
          <table:table-cell table:style-name="ce84" table:number-columns-repeated="2"/>
          <table:table-cell table:style-name="ce113"/>
          <table:table-cell table:style-name="ce83"/>
          <table:table-cell table:style-name="ce113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5" office:value-type="string" calcext:value-type="string" table:number-columns-spanned="1" table:number-rows-spanned="2">
            <text:p>LOCALISATION</text:p>
          </table:table-cell>
          <table:table-cell table:style-name="ce85"/>
          <table:table-cell table:style-name="ce85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1"/>
          <table:table-cell table:style-name="ce11" table:number-columns-repeated="4"/>
        </table:table-row>
        <table:table-row table:style-name="ro6">
          <table:covered-table-cell table:style-name="ce86"/>
          <table:table-cell table:style-name="ce86"/>
          <table:covered-table-cell table:style-name="ce86"/>
          <table:table-cell table:style-name="ce134" office:value-type="string" calcext:value-type="string">
            <text:p>Sections</text:p>
          </table:table-cell>
          <table:table-cell table:style-name="ce150" office:value-type="string" calcext:value-type="string" table:number-columns-spanned="2" table:number-rows-spanned="1">
            <text:p>Qtité</text:p>
          </table:table-cell>
          <table:covered-table-cell table:style-name="ce165"/>
          <table:table-cell table:style-name="ce150" office:value-type="string" calcext:value-type="string" table:number-columns-spanned="2" table:number-rows-spanned="1">
            <text:p>Nbre</text:p>
          </table:table-cell>
          <table:covered-table-cell table:style-name="ce165"/>
          <table:table-cell table:style-name="ce182" office:value-type="string" calcext:value-type="string">
            <text:p>Total</text:p>
          </table:table-cell>
          <table:table-cell table:style-name="ce188" office:value-type="string" calcext:value-type="string">
            <text:p>U</text:p>
          </table:table-cell>
          <table:table-cell table:style-name="ce200" office:value-type="string" calcext:value-type="string">
            <text:p>Coût U.</text:p>
          </table:table-cell>
          <table:table-cell table:style-name="ce156" office:value-type="string" calcext:value-type="string">
            <text:p>Total HT</text:p>
          </table:table-cell>
          <table:table-cell table:style-name="ce68"/>
        </table:table-row>
        <table:table-row table:style-name="ro6">
          <table:table-cell table:style-name="ce87" table:number-columns-spanned="3" table:number-rows-spanned="1"/>
          <table:covered-table-cell table:style-name="ce87"/>
          <table:covered-table-cell table:style-name="ce114"/>
          <table:table-cell table:style-name="ce135"/>
          <table:table-cell table:style-name="ce87" office:value-type="string" calcext:value-type="string" table:number-columns-spanned="2" table:number-rows-spanned="1">
            <text:p>A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B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A*B=C</text:p>
          </table:table-cell>
          <table:covered-table-cell table:style-name="ce114"/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*D=E</text:p>
          </table:table-cell>
          <table:table-cell table:style-name="ce68"/>
        </table:table-row>
        <table:table-row table:style-name="ro6">
          <table:table-cell table:style-name="ce69" office:value-type="string" calcext:value-type="string">
            <text:p>TOITURE</text:p>
          </table:table-cell>
          <table:table-cell table:style-name="ce69"/>
          <table:table-cell table:style-name="ce115"/>
          <table:table-cell table:style-name="ce136"/>
          <table:table-cell table:style-name="ce151"/>
          <table:table-cell table:style-name="ce166"/>
          <table:table-cell table:style-name="ce151"/>
          <table:table-cell table:style-name="ce176"/>
          <table:table-cell table:style-name="ce183"/>
          <table:table-cell table:style-name="ce176"/>
          <table:table-cell table:style-name="ce202"/>
          <table:table-cell table:style-name="ce192"/>
          <table:table-cell table:style-name="ce215"/>
        </table:table-row>
        <table:table-row table:style-name="ro6">
          <table:table-cell table:style-name="ce70" office:value-type="string" calcext:value-type="string">
            <text:p>Toiture +préau</text:p>
          </table:table-cell>
          <table:table-cell table:style-name="ce70"/>
          <table:table-cell table:style-name="ce101"/>
          <table:table-cell table:number-columns-repeated="6"/>
          <table:table-cell table:style-name="ce189"/>
          <table:table-cell/>
          <table:table-cell table:style-name="ce203"/>
          <table:table-cell table:style-name="ce218"/>
        </table:table-row>
        <table:table-row table:style-name="ro13">
          <table:table-cell table:style-name="ce72" office:value-type="string" calcext:value-type="string">
            <text:p>Entraxe 600</text:p>
          </table:table-cell>
          <table:table-cell table:style-name="ce72"/>
          <table:table-cell table:style-name="ce116" office:value-type="string" calcext:value-type="string" table:number-columns-spanned="1" table:number-rows-spanned="2">
            <text:p>Chevron vide d'air + débords nord et sud</text:p>
          </table:table-cell>
          <table:table-cell table:style-name="ce137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89"/>
          <table:table-cell/>
          <table:table-cell table:style-name="ce203"/>
          <table:table-cell table:style-name="ce218"/>
        </table:table-row>
        <table:table-row table:style-name="ro15">
          <table:table-cell table:style-name="ce72" table:number-columns-repeated="2"/>
          <table:covered-table-cell table:style-name="ce116"/>
          <table:table-cell table:style-name="ce137" office:value-type="string" calcext:value-type="string">
            <text:p>raboté</text:p>
          </table:table-cell>
          <table:table-cell/>
          <table:table-cell table:style-name="ce83"/>
          <table:table-cell table:number-columns-repeated="3"/>
          <table:table-cell table:style-name="ce18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07]*[Feuille3.K10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style-name="ce117"/>
          <table:table-cell table:number-columns-repeated="2"/>
          <table:table-cell table:style-name="ce83"/>
          <table:table-cell table:number-columns-repeated="3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table:style-name="ce117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4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10]*[Feuille3.K11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number-columns-repeated="3"/>
          <table:table-cell table:style-name="ce83"/>
          <table:table-cell/>
          <table:table-cell table:style-name="ce83"/>
          <table:table-cell table:style-name="ce185"/>
          <table:table-cell table:style-name="ce159"/>
          <table:table-cell/>
          <table:table-cell table:style-name="ce203"/>
          <table:table-cell table:style-name="ce218"/>
        </table:table-row>
        <table:table-row table:style-name="ro14">
          <table:table-cell table:style-name="ce88" office:value-type="string" calcext:value-type="string" table:number-columns-spanned="1" table:number-rows-spanned="2">
            <text:p>DEBORD DE TOITURE</text:p>
          </table:table-cell>
          <table:table-cell table:style-name="ce88"/>
          <table:table-cell table:style-name="ce118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covered-table-cell table:style-name="ce88"/>
          <table:table-cell table:style-name="ce88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0" office:value-type="string" calcext:value-type="string">
            <text:p>m²</text:p>
          </table:table-cell>
          <table:table-cell/>
          <table:table-cell table:style-name="ce194" table:formula="of:=[Feuille3.I113]*[Feuille3.K113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3" table:number-columns-repeated="2"/>
          <table:table-cell table:style-name="ce118"/>
          <table:table-cell table:number-columns-repeated="2"/>
          <table:table-cell table:style-name="ce83"/>
          <table:table-cell table:number-columns-repeated="3"/>
          <table:table-cell table:style-name="ce190"/>
          <table:table-cell/>
          <table:table-cell table:style-name="ce203"/>
          <table:table-cell table:style-name="ce190"/>
        </table:table-row>
        <table:table-row table:style-name="ro17">
          <table:table-cell table:style-name="ce73" office:value-type="string" calcext:value-type="string">
            <text:p>ACROTERES</text:p>
          </table:table-cell>
          <table:table-cell table:style-name="ce73"/>
          <table:table-cell table:style-name="ce118" office:value-type="string" calcext:value-type="string">
            <text:p>Planche douglass</text:p>
          </table:table-cell>
          <table:table-cell table:style-name="ce83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16]*[Feuille3.K116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19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0" office:value-type="string" calcext:value-type="string">
            <text:p>U</text:p>
          </table:table-cell>
          <table:table-cell/>
          <table:table-cell table:style-name="ce194" table:formula="of:=[Feuille3.I118]*[Feuille3.K118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9"/>
        </table:table-row>
        <table:table-row table:style-name="ro6">
          <table:table-cell table:style-name="ce70" office:value-type="string" calcext:value-type="string">
            <text:p>LINTEAU</text:p>
          </table:table-cell>
          <table:table-cell table:style-name="ce70"/>
          <table:table-cell/>
          <table:table-cell table:style-name="ce131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 table:style-name="ce161"/>
          <table:table-cell table:style-name="ce159"/>
          <table:table-cell table:number-columns-repeated="3"/>
        </table:table-row>
        <table:table-row table:style-name="ro6">
          <table:table-cell table:style-name="ce70" office:value-type="string" calcext:value-type="string">
            <text:p>DIVERS</text:p>
          </table:table-cell>
          <table:table-cell table:style-name="ce70"/>
          <table:table-cell/>
          <table:table-cell table:style-name="ce131"/>
          <table:table-cell table:number-columns-repeated="2"/>
          <table:table-cell table:style-name="ce144"/>
          <table:table-cell table:style-name="ce100"/>
          <table:table-cell table:style-name="ce161"/>
          <table:table-cell table:number-columns-repeated="4"/>
        </table:table-row>
        <table:table-row table:style-name="ro6">
          <table:table-cell table:style-name="ce89" office:value-type="string" calcext:value-type="string" table:number-columns-spanned="1" table:number-rows-spanned="3">
            <text:p>Compression Paille/Tec.CST</text:p>
          </table:table-cell>
          <table:table-cell table:style-name="ce89"/>
          <table:table-cell office:value-type="string" calcext:value-type="string">
            <text:p>Tasseaux</text:p>
          </table:table-cell>
          <table:table-cell table:style-name="ce131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/>
          <table:table-cell table:style-name="ce133"/>
          <table:table-cell office:value-type="float" office:value="43" calcext:value-type="float">
            <text:p>43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9" table:number-columns-repeated="2"/>
          <table:table-cell/>
          <table:table-cell table:style-name="ce133"/>
          <table:table-cell/>
          <table:table-cell table:style-name="ce83"/>
          <table:table-cell table:number-columns-repeated="3"/>
          <table:table-cell table:style-name="ce83"/>
          <table:table-cell table:number-columns-repeated="3"/>
        </table:table-row>
        <table:table-row table:style-name="ro6">
          <table:table-cell table:style-name="ce90" office:value-type="string" calcext:value-type="string" table:number-columns-spanned="1" table:number-rows-spanned="2">
            <text:p>Bas de mur enduit</text:p>
          </table:table-cell>
          <table:table-cell table:style-name="ce90"/>
          <table:table-cell office:value-type="string" calcext:value-type="string">
            <text:p>Lisse </text:p>
          </table:table-cell>
          <table:table-cell table:style-name="ce133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3"/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15">
          <table:table-cell table:style-name="ce70" office:value-type="string" calcext:value-type="string">
            <text:p>BARDAGE</text:p>
          </table:table-cell>
          <table:table-cell table:style-name="ce70"/>
          <table:table-cell office:value-type="string" calcext:value-type="string">
            <text:p>Tasseaux <text:span text:style-name="T2">5ml/3,00m²</text:span></text:p>
          </table:table-cell>
          <table:table-cell table:style-name="ce131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5]*[Feuille3.K13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Planche douglas brut</text:p>
          </table:table-cell>
          <table:table-cell table:style-name="ce131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/>
          <table:table-cell table:style-name="ce159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7]*[Feuille3.K137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Grille anti-rongeurs</text:p>
          </table:table-cell>
          <table:table-cell table:style-name="ce131"/>
          <table:table-cell office:value-type="float" office:value="30" calcext:value-type="float">
            <text:p>30,00</text:p>
          </table:table-cell>
          <table:table-cell table:style-name="ce160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9]*[Feuille3.G139])*1.1" office:value-type="float" office:value="33" calcext:value-type="float">
            <text:p>33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0]*[Feuille3.K14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 table:style-name="ce144"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3">
            <text:p>PLANCHER TECHNIQUE D'ETAGE</text:p>
          </table:table-cell>
          <table:table-cell table:style-name="ce75"/>
          <table:table-cell office:value-type="string" calcext:value-type="string">
            <text:p>Lame douglas FMB</text:p>
          </table:table-cell>
          <table:table-cell table:style-name="ce131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table:style-name="ce103" office:value-type="string" calcext:value-type="string">
            <text:p>Déduire trémie escalier</text:p>
          </table:table-cell>
          <table:table-cell table:style-name="ce119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4]*[Feuille3.K14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Fibre bois Phonique</text:p>
          </table:table-cell>
          <table:table-cell table:style-name="ce119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6]-[Feuille3.E147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8]*[Feuille3.K148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OSB</text:p>
          </table:table-cell>
          <table:table-cell table:style-name="ce119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50]-[Feuille3.E151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52]*[Feuille3.K152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office:value-type="string" calcext:value-type="string">
            <text:p>PAREMENT FINITION</text:p>
          </table:table-cell>
          <table:table-cell table:style-name="ce70"/>
          <table:table-cell table:style-name="ce104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4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4"/>
          <table:table-cell table:style-name="ce117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3" office:value-type="float" office:value="4" calcext:value-type="float">
            <text:p>4</text:p>
          </table:table-cell>
          <table:table-cell table:style-name="ce83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u</text:p>
          </table:table-cell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covered-table-cell table:style-name="ce74"/>
          <table:table-cell table:style-name="ce7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56]*[Feuille3.K15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74"/>
          <table:table-cell table:style-name="ce74"/>
          <table:table-cell table:style-name="ce117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0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office:value-type="string" calcext:value-type="string">
            <text:p>STRUCT. SECONDAIRE</text:p>
          </table:table-cell>
          <table:table-cell table:style-name="ce73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Atelier </text:p>
          </table:table-cell>
          <table:table-cell table:style-name="ce73"/>
          <table:table-cell table:style-name="ce120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mur nord</text:p>
          </table:table-cell>
          <table:table-cell table:style-name="ce73"/>
          <table:table-cell table:style-name="ce118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7" table:formula="of:=8.25*3.2" office:value-type="float" office:value="26.4" calcext:value-type="float">
            <text:p>26,4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1]*[Feuille3.G161]" office:value-type="float" office:value="47.52" calcext:value-type="float">
            <text:p>47,52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ouest</text:p>
          </table:table-cell>
          <table:table-cell table:style-name="ce73"/>
          <table:table-cell table:style-name="ce118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2]*[Feuille3.G162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21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3]*[Feuille3.G163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sud</text:p>
          </table:table-cell>
          <table:table-cell table:style-name="ce73"/>
          <table:table-cell table:style-name="ce118" office:value-type="string" calcext:value-type="string">
            <text:p>avec fermacell</text:p>
          </table:table-cell>
          <table:table-cell table:style-name="ce138" office:value-type="string" calcext:value-type="string">
            <text:p>ht 2,50</text:p>
          </table:table-cell>
          <table:table-cell table:style-name="ce153" table:formula="of:=8.25*2.5" office:value-type="float" office:value="20.625" calcext:value-type="float">
            <text:p>20,63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4]*[Feuille3.G164]" office:value-type="float" office:value="37.125" calcext:value-type="float">
            <text:p>37,13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8"/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5]*[Feuille3.K16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93" table:number-columns-repeated="2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CLOISONS</text:p>
          </table:table-cell>
          <table:table-cell table:style-name="ce73"/>
          <table:table-cell table:style-name="ce120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3"/>
          <table:table-cell table:style-name="ce167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218"/>
        </table:table-row>
        <table:table-row table:style-name="ro6">
          <table:table-cell table:style-name="ce94" office:value-type="string" calcext:value-type="string" table:number-columns-spanned="1" table:number-rows-spanned="2">
            <text:p>WC + <text:s/>douche + cuisine</text:p>
          </table:table-cell>
          <table:table-cell table:style-name="ce9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8]*[Feuille3.K16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94"/>
          <table:table-cell table:style-name="ce94"/>
          <table:table-cell table:style-name="ce117"/>
          <table:table-cell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14">
          <table:table-cell table:style-name="ce95" office:value-type="string" calcext:value-type="string">
            <text:p>Autres cloisons</text:p>
          </table:table-cell>
          <table:table-cell table:style-name="ce95"/>
          <table:table-cell table:style-name="ce117" office:value-type="string" calcext:value-type="string">
            <text:p>Ossatures</text:p>
          </table:table-cell>
          <table:table-cell table:style-name="ce139" office:value-type="string" calcext:value-type="string">
            <text:p>70/45</text:p>
          </table:table-cell>
          <table:table-cell table:style-name="ce113"/>
          <table:table-cell table:style-name="ce83"/>
          <table:table-cell table:style-name="ce144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2"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5" table:number-columns-repeated="2"/>
          <table:table-cell table:style-name="ce117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/>
          <table:table-cell table:number-columns-repeated="4"/>
        </table:table-row>
        <table:table-row table:style-name="ro6">
          <table:table-cell table:style-name="ce93" table:number-columns-repeated="2"/>
          <table:table-cell table:style-name="ce123" office:value-type="string" calcext:value-type="string">
            <text:p>Contreventement Osb</text:p>
          </table:table-cell>
          <table:table-cell table:style-name="ce140" office:value-type="string" calcext:value-type="string">
            <text:p><text:s/>12 mm</text:p>
          </table:table-cell>
          <table:table-cell table:style-name="ce153" office:value-type="float" office:value="27.5" calcext:value-type="float">
            <text:p>27,5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2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24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93" office:value-type="string" calcext:value-type="string">
            <text:p>QUINCAILLERIE</text:p>
          </table:table-cell>
          <table:table-cell table:style-name="ce93"/>
          <table:table-cell table:style-name="ce124" office:value-type="string" calcext:value-type="string">
            <text:p>LOT</text:p>
          </table:table-cell>
          <table:table-cell table:style-name="ce139"/>
          <table:table-cell table:style-name="ce15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4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6" table:number-columns-repeated="2"/>
          <table:table-cell table:style-name="ce125"/>
          <table:table-cell table:style-name="ce141"/>
          <table:table-cell table:style-name="ce154"/>
          <table:table-cell table:style-name="ce84"/>
          <table:table-cell table:style-name="ce173"/>
          <table:table-cell table:style-name="ce141"/>
          <table:table-cell table:style-name="ce84"/>
          <table:table-cell table:style-name="ce141"/>
          <table:table-cell table:style-name="ce204"/>
          <table:table-cell table:style-name="ce196"/>
          <table:table-cell table:style-name="ce213"/>
        </table:table-row>
        <table:table-row table:style-name="ro6">
          <table:table-cell table:style-name="ce97" table:number-columns-repeated="2"/>
          <table:table-cell table:style-name="ce126"/>
          <table:table-cell table:style-name="ce83"/>
          <table:table-cell table:style-name="ce112"/>
          <table:table-cell table:style-name="ce82"/>
          <table:table-cell table:style-name="ce146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83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5"/>
          <table:table-cell table:style-name="ce168"/>
          <table:table-cell table:style-name="ce34"/>
          <table:table-cell table:style-name="ce168"/>
          <table:table-cell table:style-name="ce41"/>
          <table:table-cell table:style-name="ce168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9"/>
          <table:covered-table-cell table:style-name="ce191"/>
          <table:table-cell table:style-name="ce199"/>
          <table:table-cell table:style-name="ce210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7"/>
          <table:table-cell table:style-name="ce84"/>
          <table:table-cell table:style-name="ce154"/>
          <table:table-cell table:style-name="ce84" table:number-columns-repeated="3"/>
          <table:table-cell table:style-name="ce207"/>
          <table:table-cell table:style-name="ce213"/>
          <table:table-cell/>
        </table:table-row>
        <table:table-row table:style-name="ro18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69"/>
          <table:covered-table-cell table:style-name="ce191"/>
          <table:table-cell table:style-name="ce208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4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 table:number-rows-repeated="5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5:17:55.226878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21:31:15.096987311</dc:date>
    <meta:generator>LibreOffice/4.4.3.2$Linux_X86_64 LibreOffice_project/40m0$Build-2</meta:generator>
    <meta:editing-duration>P3DT6H24M6S</meta:editing-duration>
    <meta:editing-cycles>218</meta:editing-cycles>
    <meta:printed-by>Mathieu Godard</meta:printed-by>
    <meta:print-date>2015-06-17T09:42:42.592067315</meta:print-date>
    <meta:document-statistic meta:table-count="4" meta:cell-count="2110" meta:object-count="0"/>
  </office:meta>
</office:document-meta>
</file>